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3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90.06pt"/>
    </style:style>
    <style:style style:name="co4" style:family="table-column">
      <style:table-column-properties fo:break-before="auto" style:column-width="70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1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ackground-color="#ffff66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666633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ackground-color="#ffff66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666633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3" office:value-type="string" calcext:value-type="string">
            <text:p>Biome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Weather Commonality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ldfir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ldfire</text:p>
          </table:table-cell>
          <table:table-cell office:value-type="float" office:value="0.05" calcext:value-type="float">
            <text:p>0.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ldfir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 table:number-rows-repeated="1048139">
          <table:table-cell table:number-columns-repeated="1024"/>
        </table:table-row>
        <table:table-row table:style-name="ro3" table:number-rows-repeated="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14:41:36.1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22:07:26</meta:creation-date>
    <meta:initial-creator>robin</meta:initial-creator>
    <dc:language>en-US</dc:language>
    <dc:date>2017-07-24T14:49:22.015000000</dc:date>
    <meta:editing-cycles>43</meta:editing-cycles>
    <meta:editing-duration>PT2H8M46S</meta:editing-duration>
    <meta:generator>LibreOffice/5.3.4.2$Windows_X86_64 LibreOffice_project/f82d347ccc0be322489bf7da61d7e4ad13fe2ff3</meta:generator>
    <meta:document-statistic meta:table-count="1" meta:cell-count="1524" meta:object-count="0"/>
    <meta:user-defined meta:name="KSOProductBuildVer">2057-10.2.0.5871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GlobalScope.BasicLibraries.loadLibrary("Tools")

Dim Sheet as object
Dim filename, filepath As String
Dim fi, i, j As Integer

Dim curBiome, curSeason, weather As String

sheet = ThisComponent.Sheets(0)

' setup I/O
filename = "SeasonalWeatherPatches.xml"
filepath = Tools.Strings.DirectoryNameoutofPath(ThisComponent.getURL(), "/") + "/" + filename
fi = FreeFile

Open filepath For Output As #fi

' header
Print #fi, "&lt;?xml version=""1.0"" encoding=""utf-8"" ?&gt;"
Print #fi, "&lt;Patch&gt;"

j = 0
curBiome = ""
curSeason = ""

Do 

	j = j + 1
	
	''' EOF catcher '''
	If sheet.getCellByPosition(0,j).string = "" Then Exit Do

	''' Handle new biome '''
	If curBiome &lt;&gt; sheet.getCellByPosition(0,j).string Then
				
		If curSeason &lt;&gt; "" Then Print #fi, "        &lt;/" + curSeason + "&gt;"
			
		curSeason = sheet.getCellByPosition(1,j).string	
	
		If curBiome &lt;&gt; "" Then
		
			Print #fi, "      &lt;/li&gt;"
			Print #fi, "    &lt;/value&gt;"
			Print #fi, "  &lt;/Operation&gt;"
		
		End If
	
		curBiome = sheet.getCellByPosition(0,j).string
		
		Print #fi, "  &lt;Operation Class=""PatchOperationAddModExtension""&gt;"	
		Print #fi, "    &lt;xpath&gt;/Defs/BiomeDef[defName = """ + curBiome + """]&lt;/xpath&gt;"
		Print #fi, "    &lt;value&gt;"
		Print #fi, "      &lt;li Class=""SeasonalWeather.SeasonalWeatherExtension""&gt;"
		Print #fi, "        &lt;" + curSeason + "&gt;"
	
	End If
	
	
	REM *** Handle new season ***
	If curSeason &lt;&gt; sheet.getCellByPosition(1,j).string Then
	
		Print #fi, "        &lt;/" + curSeason + "&gt;"
	
		curSeason = sheet.getCellByPosition(1,j).string
		
		Print #fi, "        &lt;" + curSeason + "&gt;"
	
	End If
	
	weather = sheet.getCellByPosition(2,j).string
	
	Print #fi, "          &lt;" + weather + "&gt;" + sheet.getCellByPosition(3,j).string + "&lt;/" + weather + "&gt;"

Loop

' close all the open tags
Print #fi, "        &lt;/" + curSeason + "&gt;"

Print #fi, "      &lt;/li&gt;"
Print #fi, "    &lt;/value&gt;"
Print #fi, "  &lt;/Operation&gt;"	

' footer
Print #fi, "&lt;/Patch&gt;"

Close #f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